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3.4667in" style:rel-width="100%" fo:margin-left="0in" style:page-number="auto" table:align="left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1.8444in" style:rel-column-width="2656*"/>
    </style:style>
    <style:style style:name="Table1.A1" style:family="table-cell">
      <style:table-cell-properties fo:background-color="transparent" fo:padding-left="0.0201in" fo:padding-right="0.0201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fo:background-color="transparent" fo:padding-left="0.0201in" fo:padding-right="0.0201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3.4667in" style:rel-width="100%" fo:margin-left="0in" table:align="left"/>
    </style:style>
    <style:style style:name="Table2.A" style:family="table-column">
      <style:table-column-properties style:column-width="1.6889in" style:rel-column-width="2432*"/>
    </style:style>
    <style:style style:name="Table2.B" style:family="table-column">
      <style:table-column-properties style:column-width="1.7778in" style:rel-column-width="2560*"/>
    </style:style>
    <style:style style:name="Table2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2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3.4667in" fo:margin-left="0in" table:align="left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2.0194in"/>
    </style:style>
    <style:style style:name="Table3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3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3.4667in" style:rel-width="100%" table:align="left"/>
    </style:style>
    <style:style style:name="Table4.A" style:family="table-column">
      <style:table-column-properties style:column-width="0.2924in" style:rel-column-width="417*"/>
    </style:style>
    <style:style style:name="Table4.B" style:family="table-column">
      <style:table-column-properties style:column-width="0.4868in" style:rel-column-width="694*"/>
    </style:style>
    <style:style style:name="Table4.C" style:family="table-column">
      <style:table-column-properties style:column-width="0.4875in" style:rel-column-width="695*"/>
    </style:style>
    <style:style style:name="Table4.D" style:family="table-column">
      <style:table-column-properties style:column-width="2.2in" style:rel-column-width="3136*"/>
    </style:style>
    <style:style style:name="Table4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4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4.D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3.4667in" style:rel-width="100%" fo:margin-left="0in" table:align="left"/>
    </style:style>
    <style:style style:name="Table5.A" style:family="table-column">
      <style:table-column-properties style:column-width="1.5965in" style:rel-column-width="2299*"/>
    </style:style>
    <style:style style:name="Table5.B" style:family="table-column">
      <style:table-column-properties style:column-width="1.8701in" style:rel-column-width="2693*"/>
    </style:style>
    <style:style style:name="Table5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5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3.4667in" style:rel-width="100%" fo:margin-left="0in" table:align="left"/>
    </style:style>
    <style:style style:name="Table6.A" style:family="table-column">
      <style:table-column-properties style:column-width="0.9347in" style:rel-column-width="1333*"/>
    </style:style>
    <style:style style:name="Table6.B" style:family="table-column">
      <style:table-column-properties style:column-width="2.5319in" style:rel-column-width="3609*"/>
    </style:style>
    <style:style style:name="Table6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6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3.4667in" style:rel-width="100%" fo:margin-left="0in" table:align="left"/>
    </style:style>
    <style:style style:name="Table7.A" style:family="table-column">
      <style:table-column-properties style:column-width="1.6632in" style:rel-column-width="2349*"/>
    </style:style>
    <style:style style:name="Table7.B" style:family="table-column">
      <style:table-column-properties style:column-width="1.8035in" style:rel-column-width="2547*"/>
    </style:style>
    <style:style style:name="Table7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7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P2" style:family="paragraph" style:parent-style-name="No_20_Spacing">
      <style:paragraph-properties fo:text-align="center" style:justify-single-word="false"/>
      <style:text-properties officeooo:paragraph-rsid="00189bf0"/>
    </style:style>
    <style:style style:name="P3" style:family="paragraph" style:parent-style-name="No_20_Spacing">
      <style:text-properties style:font-name="Courier" fo:font-size="8pt" fo:font-weight="bold" style:font-size-asian="8pt" style:font-weight-asian="bold" style:font-size-complex="8pt" style:font-weight-complex="bold"/>
    </style:style>
    <style:style style:name="P4" style:family="paragraph" style:parent-style-name="No_20_Spacing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No_20_Spacing">
      <style:text-properties style:font-name="Ubuntu Light1" fo:font-size="8pt" style:font-size-asian="8pt" style:font-size-complex="8pt"/>
    </style:style>
    <style:style style:name="P6" style:family="paragraph" style:parent-style-name="No_20_Spacing">
      <style:text-properties style:font-name="Ubuntu Light" fo:font-size="8pt" style:font-size-asian="8pt" style:font-size-complex="8pt"/>
    </style:style>
    <style:style style:name="P7" style:family="paragraph" style:parent-style-name="No_20_Spacing">
      <style:text-properties officeooo:paragraph-rsid="001c9b2e"/>
    </style:style>
    <style:style style:name="P8" style:family="paragraph" style:parent-style-name="Normal">
      <style:paragraph-properties fo:margin-top="0in" fo:margin-bottom="0in" style:contextual-spacing="false" fo:line-height="100%" fo:break-before="page"/>
      <style:text-properties fo:font-weight="bold" style:font-weight-asian="bold"/>
    </style:style>
    <style:style style:name="P9" style:family="paragraph" style:parent-style-name="Normal">
      <style:paragraph-properties fo:margin-top="0in" fo:margin-bottom="0in" style:contextual-spacing="false" fo:line-height="100%"/>
    </style:style>
    <style:style style:name="P10" style:family="paragraph" style:parent-style-name="Normal">
      <style:paragraph-properties fo:margin-top="0in" fo:margin-bottom="0in" style:contextual-spacing="false" fo:line-height="100%"/>
      <style:text-properties fo:font-weight="bold" style:font-weight-asian="bold"/>
    </style:style>
    <style:style style:name="P11" style:family="paragraph" style:parent-style-name="Normal">
      <style:paragraph-properties fo:margin-top="0in" fo:margin-bottom="0in" style:contextual-spacing="false" fo:line-height="100%"/>
      <style:text-properties officeooo:paragraph-rsid="002ab7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2ab7ba" style:font-weight-asian="bold"/>
    </style:style>
    <style:style style:name="T5" style:family="text">
      <style:text-properties style:font-name="Courier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urier" fo:font-size="8pt" fo:font-weight="bold" officeooo:rsid="00189bf0" style:font-size-asian="8pt" style:font-weight-asian="bold" style:font-size-complex="8pt" style:font-weight-complex="bold"/>
    </style:style>
    <style:style style:name="T7" style:family="text">
      <style:text-properties style:font-name="Courier" fo:font-size="8pt" fo:font-weight="bold" officeooo:rsid="001c9b2e" style:font-size-asian="8pt" style:font-weight-asian="bold" style:font-size-complex="8pt" style:font-weight-complex="bold"/>
    </style:style>
    <style:style style:name="T8" style:family="text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style:font-name="Ubuntu Light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Ubuntu Light1" fo:font-size="8pt" style:font-size-asian="8pt" style:font-size-complex="8pt"/>
    </style:style>
    <style:style style:name="T11" style:family="text">
      <style:text-properties style:font-name="Ubuntu Light" fo:font-size="8pt" style:font-size-asian="8pt" style:font-size-complex="8pt"/>
    </style:style>
    <style:style style:name="T12" style:family="text">
      <style:text-properties style:font-name="Ubuntu Light" fo:font-size="8pt" officeooo:rsid="001dba5b" style:font-size-asian="8pt" style:font-size-complex="8pt"/>
    </style:style>
    <style:style style:name="T13" style:family="text">
      <style:text-properties style:font-name="Ubuntu Light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Ubuntu Light" fo:font-size="8pt" fo:font-style="italic" fo:font-weight="bold" style:font-size-asian="8pt" style:font-style-asian="italic" style:font-weight-asian="bold" style:font-size-complex="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Variables</text:p>
          </table:table-cell>
          <table:covered-table-cell/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</text:span></text:span></text:p>
          </table:table-cell>
          <table:table-cell table:style-name="Table1.B2" office:value-type="string">
            <text:p text:style-name="P5">Define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=</text:span></text:span></text:p>
            <text:p text:style-name="No_20_Spacing"><text:span text:style-name="Default_20_Paragraph_20_Font"><text:span text:style-name="T5">[define] variable :=</text:span></text:span></text:p>
            <text:p text:style-name="No_20_Spacing"><text:span text:style-name="Default_20_Paragraph_20_Font"><text:span text:style-name="T5">[define] variable ::=</text:span></text:span></text:p>
          </table:table-cell>
          <table:table-cell table:style-name="Table1.B2" office:value-type="string">
            <text:p text:style-name="P5">Assignment</text:p>
            <text:p text:style-name="No_20_Spacing"><text:span text:style-name="Default_20_Paragraph_20_Font"><text:span text:style-name="T9">=</text:span></text:span><text:span text:style-name="Default_20_Paragraph_20_Font"><text:span text:style-name="T10"> recursively expanded<text:line-break/></text:span></text:span><text:span text:style-name="Default_20_Paragraph_20_Font"><text:span text:style-name="T9">:=,::=</text:span></text:span><text:span text:style-name="Default_20_Paragraph_20_Font"><text:span text:style-name="T10"> simply expanded</text:span></text:span>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+=</text:span></text:span></text:p>
          </table:table-cell>
          <table:table-cell table:style-name="Table1.B2" office:value-type="string">
            <text:p text:style-name="P5">Append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?=</text:span></text:span></text:p>
          </table:table-cell>
          <table:table-cell table:style-name="Table1.B2" office:value-type="string">
            <text:p text:style-name="P5">Only if not exists</text:p>
          </table:table-cell>
        </table:table-row>
        <table:table-row>
          <table:table-cell table:style-name="Table1.A2" office:value-type="string">
            <text:p text:style-name="P3">endef</text:p>
          </table:table-cell>
          <table:table-cell table:style-name="Table1.B2" office:value-type="string">
            <text:p text:style-name="P5">Multi-line closure</text:p>
          </table:table-cell>
        </table:table-row>
        <table:table-row>
          <table:table-cell table:style-name="Table1.A2" office:value-type="string">
            <text:p text:style-name="P3">undefine variable</text:p>
          </table:table-cell>
          <table:table-cell table:style-name="Table1.B2" office:value-type="string">
            <text:p text:style-name="P5">Undefinition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override var-assign</text:span></text:span></text:p>
          </table:table-cell>
          <table:table-cell table:style-name="Table1.B2" office:value-type="string">
            <text:p text:style-name="P5">Explicitly overrides all</text:p>
          </table:table-cell>
        </table:table-row>
        <table:table-row>
          <table:table-cell table:style-name="Table1.A2" office:value-type="string">
            <text:p text:style-name="P3">export</text:p>
          </table:table-cell>
          <table:table-cell table:style-name="Table1.B2" office:value-type="string">
            <text:p text:style-name="P5">All variables 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export &lt;var|var-assign&gt;</text:span></text:span></text:p>
          </table:table-cell>
          <table:table-cell table:style-name="Table1.B2" office:value-type="string">
            <text:p text:style-name="P5">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Unexport</text:span></text:span><text:span text:style-name="apple-converted-space"><text:span text:style-name="T5"> </text:span></text:span><text:span text:style-name="HTML_20_Variable"><text:span text:style-name="T5">variable</text:span></text:span></text:p>
          </table:table-cell>
          <table:table-cell table:style-name="Table1.B2" office:value-type="string">
            <text:p text:style-name="P5">Not export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privat</text:span></text:span><text:span text:style-name="apple-converted-space"><text:span text:style-name="T6">e </text:span></text:span><text:span text:style-name="HTML_20_Variable"><text:span text:style-name="T5">var-assign</text:span></text:span></text:p>
          </table:table-cell>
          <table:table-cell table:style-name="Table1.B2" office:value-type="string">
            <text:p text:style-name="No_20_Spacing"><text:span text:style-name="apple-converted-space"><text:span text:style-name="T10">Don’t </text:span></text:span><text:span text:style-name="Default_20_Paragraph_20_Font"><text:span text:style-name="T10">inherited by prerequisites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Directives</text:p>
          </table:table-cell>
          <table:covered-table-cell/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include file</text:span></text:span></text:p>
            <text:p text:style-name="No_20_Spacing"><text:span text:style-name="Default_20_Paragraph_20_Font"><text:span text:style-name="T5">&lt;-include|sinclude&gt; file</text:span></text:span></text:p>
          </table:table-cell>
          <table:table-cell table:style-name="Table2.B2" office:value-type="string">
            <text:p text:style-name="P6">Inclusion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vpath </text:span></text:span><text:span text:style-name="apple-converted-space"><text:span text:style-name="T5">[</text:span></text:span><text:span text:style-name="HTML_20_Variable"><text:span text:style-name="T5">pattern][path]</text:span></text:span></text:p>
          </table:table-cell>
          <table:table-cell table:style-name="Table2.B2" office:value-type="string">
            <text:p text:style-name="P6">Search paths specification|removal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def| ifndef&gt; variable</text:span></text:span></text:p>
          </table:table-cell>
          <table:table-cell table:style-name="Table2.B2" office:value-type="string">
            <text:p text:style-name="P6">Value not empty (It doesn’t expand) 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eq|ifneq&gt; (a,b)</text:span></text:span></text:p>
            <text:p text:style-name="No_20_Spacing"><text:span text:style-name="Default_20_Paragraph_20_Font"><text:span text:style-name="T5">&lt;ifeq|ifneq&gt; <text:s/>"a" "b"</text:span></text:span></text:p>
            <text:p text:style-name="No_20_Spacing"><text:span text:style-name="Default_20_Paragraph_20_Font"><text:span text:style-name="T5">&lt;ifeq|ifneq&gt; <text:s/>'a' 'b'</text:span></text:span></text:p>
          </table:table-cell>
          <table:table-cell table:style-name="Table2.B2" office:value-type="string">
            <text:p text:style-name="P6">Equality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lse</text:span></text:span></text:p>
          </table:table-cell>
          <table:table-cell table:style-name="Table2.B2" office:value-type="string">
            <text:p text:style-name="P6">Else statement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ndif</text:span></text:span></text:p>
          </table:table-cell>
          <table:table-cell table:style-name="Table2.B2" office:value-type="string">
            <text:p text:style-name="P6">Closur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<text:span text:style-name="Default_20_Paragraph_20_Font"><text:span text:style-name="T3">Functions</text:span></text:span></text:p>
          </table:table-cell>
          <table:covered-table-cell/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bst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o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2" office:value-type="string">
            <text:p text:style-name="No_20_Spacing"><text:span text:style-name="Default_20_Paragraph_20_Font"><text:span text:style-name="T11">Replace</text:span></text:span><text:span text:style-name="apple-converted-space"><text:span text:style-name="T11"> </text:span></text:span><text:span text:style-name="HTML_20_Variable"><text:span text:style-name="T13">f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1">to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patsubs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,</text:span></text:span><text:span text:style-name="HTML_20_Variable"><text:span text:style-name="T5">r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  <text:p text:style-name="No_20_Spacing"><text:span text:style-name="Default_20_Paragraph_20_Font"><text:span text:style-name="T5">$(t:p=r)</text:span></text:span></text:p>
          </table:table-cell>
          <table:table-cell table:style-name="Table3.B3" office:value-type="string">
            <text:p text:style-name="No_20_Spacing"><text:span text:style-name="Default_20_Paragraph_20_Font"><text:span text:style-name="T11">Replace words matching</text:span></text:span><text:span text:style-name="apple-converted-space"><text:span text:style-name="T11"> </text:span></text:span><text:span text:style-name="HTML_20_Variable"><text:span text:style-name="T13">p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3">r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trip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)</text:span></text:span></text:p>
          </table:table-cell>
          <table:table-cell table:style-name="Table3.B4" office:value-type="string">
            <text:p text:style-name="No_20_Spacing"><text:span text:style-name="Default_20_Paragraph_20_Font"><text:span text:style-name="T11">Remove excess spaces from</text:span></text:span><text:span text:style-name="apple-converted-space"><text:span text:style-name="T11"> </text:span></text:span><text:span text:style-name="HTML_20_Variable"><text:span text:style-name="T13">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ndstring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5" office:value-type="string">
            <text:p text:style-name="No_20_Spacing"><text:span text:style-name="Default_20_Paragraph_20_Font"><text:span text:style-name="T11">Locate</text:span></text:span><text:span text:style-name="apple-converted-space"><text:span text:style-name="T11"> </text:span></text:span><text:span text:style-name="HTML_20_Variable"><text:span text:style-name="T13">s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6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1"> </text:span></text:span><text:span text:style-name="Default_20_Paragraph_20_Font"><text:span text:style-name="T11">that match one</text:span></text:span><text:span text:style-name="apple-converted-space"><text:span text:style-name="T11"> </text:span></text:span><text:span text:style-name="HTML_20_Variable"><text:span text:style-name="T13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-ou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7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3"> </text:span></text:span><text:span text:style-name="Default_20_Paragraph_20_Font"><text:span text:style-name="T11">that</text:span></text:span><text:span text:style-name="apple-converted-space"><text:span text:style-name="T11"> </text:span></text:span><text:span text:style-name="Emphasis"><text:span text:style-name="T11">don’t</text:span></text:span><text:span text:style-name="apple-converted-space"><text:span text:style-name="T11"> </text:span></text:span><text:span text:style-name="Default_20_Paragraph_20_Font"><text:span text:style-name="T11">match</text:span></text:span><text:span text:style-name="apple-converted-space"><text:span text:style-name="T11"> </text:span></text:span><text:span text:style-name="HTML_20_Variable"><text:span text:style-name="T13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ort</text:span></text:span><text:span text:style-name="apple-converted-space"><text:span text:style-name="T5"> </text:span></text:span><text:span text:style-name="HTML_20_Variable"><text:span text:style-name="T5">l</text:span></text:span><text:span text:style-name="Default_20_Paragraph_20_Font"><text:span text:style-name="T5">)</text:span></text:span></text:p>
          </table:table-cell>
          <table:table-cell table:style-name="Table3.B8" office:value-type="string">
            <text:p text:style-name="No_20_Spacing"><text:span text:style-name="Default_20_Paragraph_20_Font"><text:span text:style-name="T11">Sort</text:span></text:span><text:span text:style-name="apple-converted-space"><text:span text:style-name="T11"> </text:span></text:span><text:span text:style-name="HTML_20_Variable"><text:span text:style-name="T13">l</text:span></text:span><text:span text:style-name="apple-converted-space"><text:span text:style-name="T13"> </text:span></text:span><text:span text:style-name="Default_20_Paragraph_20_Font"><text:span text:style-name="T11">lexicographically, removes dup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</text:span></text:span><text:span text:style-name="apple-converted-space"><text:span text:style-name="T5"> </text:span></text:span><text:span text:style-name="HTML_20_Variable"><text:span text:style-name="T5">n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9" office:value-type="string">
            <text:p text:style-name="No_20_Spacing"><text:span text:style-name="Default_20_Paragraph_20_Font"><text:span text:style-name="T11">Extract the</text:span></text:span><text:span text:style-name="apple-converted-space"><text:span text:style-name="T11"> </text:span></text:span><text:span text:style-name="HTML_20_Variable"><text:span text:style-name="T13">n</text:span></text:span><text:span text:style-name="Default_20_Paragraph_20_Font"><text:span text:style-name="T11">th word (one-origin) of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s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10" office:value-type="string">
            <text:p text:style-name="No_20_Spacing"><text:span text:style-name="Default_20_Paragraph_20_Font"><text:span text:style-name="T11">Count the number of words in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5">$(wordl</text:span></text:span><text:span text:style-name="Default_20_Paragraph_20_Font"><text:span text:style-name="T7">ist</text:span></text:span><text:span text:style-name="apple-converted-space"><text:span text:style-name="T5"> </text:span></text:span><text:span text:style-name="HTML_20_Variable"><text:span text:style-name="T5">t,s</text:span></text:span><text:span text:style-name="Default_20_Paragraph_20_Font"><text:span text:style-name="T5">,</text:span></text:span><text:span text:style-name="HTML_20_Variable"><text:span text:style-name="T5">e</text:span></text:span><text:span text:style-name="Default_20_Paragraph_20_Font"><text:span text:style-name="T5">)</text:span></text:span></text:p>
          </table:table-cell>
          <table:table-cell table:style-name="Table3.B11" office:value-type="string">
            <text:p text:style-name="No_20_Spacing"><text:span text:style-name="Default_20_Paragraph_20_Font"><text:span text:style-name="T11">List of words in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3"> </text:span></text:span><text:span text:style-name="Default_20_Paragraph_20_Font"><text:span text:style-name="T11">from</text:span></text:span><text:span text:style-name="apple-converted-space"><text:span text:style-name="T11"> </text:span></text:span><text:span text:style-name="HTML_20_Variable"><text:span text:style-name="T13">s</text:span></text:span><text:span text:style-name="apple-converted-space"><text:span text:style-name="T11"> </text:span></text:span><text:span text:style-name="Default_20_Paragraph_20_Font"><text:span text:style-name="T11">to</text:span></text:span><text:span text:style-name="apple-converted-space"><text:span text:style-name="T11"> </text:span></text:span><text:span text:style-name="HTML_20_Variable"><text:span text:style-name="T13">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r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2" office:value-type="string">
            <text:p text:style-name="No_20_Spacing"><text:span text:style-name="Default_20_Paragraph_20_Font"><text:span text:style-name="T11">Extract the first word of</text:span></text:span><text:span text:style-name="apple-converted-space"><text:span text:style-name="T11"> </text:span></text:span><text:span text:style-name="HTML_20_Variable"><text:span text:style-name="T13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la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3" office:value-type="string">
            <text:p text:style-name="No_20_Spacing"><text:span text:style-name="Default_20_Paragraph_20_Font"><text:span text:style-name="T11">Extract the last word of</text:span></text:span><text:span text:style-name="apple-converted-space"><text:span text:style-name="T11"> </text:span></text:span><text:span text:style-name="HTML_20_Variable"><text:span text:style-name="T13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4" office:value-type="string">
            <text:p text:style-name="No_20_Spacing"><text:span text:style-name="Default_20_Paragraph_20_Font"><text:span text:style-name="T11">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not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5" office:value-type="string">
            <text:p text:style-name="No_20_Spacing"><text:span text:style-name="Default_20_Paragraph_20_Font"><text:span text:style-name="T11">Non-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ffix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6" office:value-type="string">
            <text:p text:style-name="No_20_Spacing"><text:span text:style-name="Default_20_Paragraph_20_Font"><text:span text:style-name="T11">Deletes </text:span></text:span><text:span text:style-name="Default_20_Paragraph_20_Font"><text:span text:style-name="T12">until</text:span></text:span><text:span text:style-name="Default_20_Paragraph_20_Font"><text:span text:style-name="T11"> the last ‘</text:span></text:span><text:span text:style-name="HTML_20_Sample"><text:span text:style-name="T11">.</text:span></text:span><text:span text:style-name="Default_20_Paragraph_20_Font"><text:span text:style-name="T11">’ in every </text:span></text:span><text:span text:style-name="Default_20_Paragraph_20_Font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basename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7" office:value-type="string">
            <text:p text:style-name="No_20_Spacing"><text:span text:style-name="Default_20_Paragraph_20_Font"><text:span text:style-name="T11">Base name (no suffix) in every </text:span></text:span><text:span text:style-name="Default_20_Paragraph_20_Font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suffix</text:span></text:span><text:span text:style-name="apple-converted-space"><text:span text:style-name="T5"> </text:span></text:span><text:span text:style-name="HTML_20_Variable"><text:span text:style-name="T5">s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8" office:value-type="string">
            <text:p text:style-name="No_20_Spacing"><text:span text:style-name="Default_20_Paragraph_20_Font"><text:span text:style-name="T11">Append</text:span></text:span><text:span text:style-name="apple-converted-space"><text:span text:style-name="T11"> </text:span></text:span><text:span text:style-name="HTML_20_Variable"><text:span text:style-name="T11">s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3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prefix</text:span></text:span><text:span text:style-name="apple-converted-space"><text:span text:style-name="T5"> </text:span></text:span><text:span text:style-name="HTML_20_Variable"><text:span text:style-name="T5">p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9" office:value-type="string">
            <text:p text:style-name="No_20_Spacing"><text:span text:style-name="Default_20_Paragraph_20_Font"><text:span text:style-name="T11">Prepend</text:span></text:span><text:span text:style-name="apple-converted-space"><text:span text:style-name="T11"> </text:span></text:span><text:span text:style-name="HTML_20_Variable"><text:span text:style-name="T11">p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3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join</text:span></text:span><text:span text:style-name="apple-converted-space"><text:span text:style-name="T5"> </text:span></text:span><text:span text:style-name="HTML_20_Variable"><text:span text:style-name="T5">l1</text:span></text:span><text:span text:style-name="Default_20_Paragraph_20_Font"><text:span text:style-name="T5">,</text:span></text:span><text:span text:style-name="HTML_20_Variable"><text:span text:style-name="T5">l2</text:span></text:span><text:span text:style-name="Default_20_Paragraph_20_Font"><text:span text:style-name="T5">)</text:span></text:span></text:p>
          </table:table-cell>
          <table:table-cell table:style-name="Table3.B20" office:value-type="string">
            <text:p text:style-name="No_20_Spacing"><text:span text:style-name="Default_20_Paragraph_20_Font"><text:span text:style-name="T11">Join two parallel lists of 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ildcard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)</text:span></text:span></text:p>
          </table:table-cell>
          <table:table-cell table:style-name="Table3.B21" office:value-type="string">
            <text:p text:style-name="No_20_Spacing"><text:span text:style-name="Default_20_Paragraph_20_Font"><text:span text:style-name="T11">Find files matching a pattern (</text:span></text:span><text:span text:style-name="Emphasis"><text:span text:style-name="T11">not</text:span></text:span><text:span text:style-name="Default_20_Paragraph_20_Font"><text:span text:style-name="T11"> ‘</text:span></text:span><text:span text:style-name="HTML_20_Sample"><text:span text:style-name="T11">%</text:span></text:span><text:span text:style-name="Default_20_Paragraph_20_Font"><text:span text:style-name="T11">’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real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2" office:value-type="string">
            <text:p text:style-name="No_20_Spacing"><text:span text:style-name="Default_20_Paragraph_20_Font"><text:span text:style-name="T11">Absolute name (no </text:span></text:span><text:span text:style-name="HTML_20_Code"><text:span text:style-name="T11">.</text:span></text:span><text:span text:style-name="Default_20_Paragraph_20_Font"><text:span text:style-name="T11">,</text:span></text:span><text:span text:style-name="apple-converted-space"><text:span text:style-name="T11"> <text:s/></text:span></text:span><text:span text:style-name="HTML_20_Code"><text:span text:style-name="T11">..</text:span></text:span><text:span text:style-name="Default_20_Paragraph_20_Font"><text:span text:style-name="T11">, <text:s/>nor symlinks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bs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3" office:value-type="string">
            <text:p text:style-name="No_20_Spacing"><text:span text:style-name="Default_20_Paragraph_20_Font"><text:span text:style-name="T11">Absolute name (no</text:span></text:span><text:span text:style-name="HTML_20_Code"><text:span text:style-name="T11">.</text:span></text:span><text:span text:style-name="apple-converted-space"><text:span text:style-name="T11"> </text:span></text:span><text:span text:style-name="Default_20_Paragraph_20_Font"><text:span text:style-name="T11">or</text:span></text:span><text:span text:style-name="apple-converted-space"><text:span text:style-name="T11"> </text:span></text:span><text:span text:style-name="HTML_20_Code"><text:span text:style-name="T11">..)P</text:span></text:span><text:span text:style-name="Default_20_Paragraph_20_Font"><text:span text:style-name="T11">reserves symlink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rror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4" office:value-type="string">
            <text:p text:style-name="No_20_Spacing"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fatal error with the message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arning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5" office:value-type="string">
            <text:p text:style-name="No_20_Spacing"><text:span text:style-name="HTML_20_Code"><text:span text:style-name="T11">make</text:span></text:span><text:span text:style-name="Default_20_Paragraph_20_Font"><text:span text:style-name="T11"> warning with the message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nfo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6" office:value-type="string">
            <text:p text:style-name="No_20_Spacing"><text:span text:style-name="HTML_20_Code"><text:span text:style-name="T11">make</text:span></text:span><text:span text:style-name="Default_20_Paragraph_20_Font"><text:span text:style-name="T11"> info with the message</text:span></text:span><text:span text:style-name="apple-converted-space"><text:span text:style-name="T11"> </text:span></text:span><text:span text:style-name="HTML_20_Variable"><text:span text:style-name="T13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hell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)</text:span></text:span></text:p>
          </table:table-cell>
          <table:table-cell table:style-name="Table3.B27" office:value-type="string">
            <text:p text:style-name="No_20_Spacing"><text:span text:style-name="Default_20_Paragraph_20_Font"><text:span text:style-name="T11">Execute a shell cmd, returns outpu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igin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8" office:value-type="string">
            <text:p text:style-name="No_20_Spacing"><text:span text:style-name="Default_20_Paragraph_20_Font"><text:span text:style-name="T11">Origin of</text:span></text:span><text:span text:style-name="apple-converted-space"><text:span text:style-name="T11"> </text:span></text:span><text:span text:style-name="Default_20_Paragraph_20_Font"><text:span text:style-name="T11">variable</text:span></text:span><text:span text:style-name="apple-converted-space"><text:span text:style-name="T11"> </text:span></text:span><text:span text:style-name="HTML_20_Variable"><text:span text:style-name="T13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lavor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9" office:value-type="string">
            <text:p text:style-name="No_20_Spacing"><text:span text:style-name="Default_20_Paragraph_20_Font"><text:span text:style-name="T11">Flavor of variable</text:span></text:span><text:span text:style-name="apple-converted-space"><text:span text:style-name="T11"> </text:span></text:span><text:span text:style-name="HTML_20_Variable"><text:span text:style-name="T13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oreach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w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0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3">v</text:span></text:span><text:span text:style-name="apple-converted-space"><text:span text:style-name="T13"> </text:span></text:span><text:span text:style-name="Default_20_Paragraph_20_Font"><text:span text:style-name="T11">bound to each word in</text:span></text:span><text:span text:style-name="apple-converted-space"><text:span text:style-name="T11"> </text:span></text:span><text:span text:style-name="HTML_20_Variable"><text:span text:style-name="T13">w</text:span></text:span><text:span text:style-name="Default_20_Paragraph_20_Font"><text:span text:style-name="T11">, and concatenate the result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f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,</text:span></text:span><text:span text:style-name="HTML_20_Variable"><text:span text:style-name="T5">then-part</text:span></text:span><text:span text:style-name="Default_20_Paragraph_20_Font"><text:span text:style-name="T5">[,</text:span></text:span><text:span text:style-name="HTML_20_Variable"><text:span text:style-name="T5">else-part</text:span></text:span><text:span text:style-name="Default_20_Paragraph_20_Font"><text:span text:style-name="T5">])</text:span></text:span></text:p>
          </table:table-cell>
          <table:table-cell table:style-name="Table3.B31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3">c</text:span></text:span><text:span text:style-name="Default_20_Paragraph_20_Font"><text:span text:style-name="T11">; if it’s non-empty substitute by </text:span></text:span><text:span text:style-name="HTML_20_Variable"><text:span text:style-name="T11">then-part</text:span></text:span><text:span text:style-name="apple-converted-space"><text:span text:style-name="T11"> </text:span></text:span><text:span text:style-name="Default_20_Paragraph_20_Font"><text:span text:style-name="T11">otherwise by </text:span></text:span><text:span text:style-name="HTML_20_Variable"><text:span text:style-name="T11">else-par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2" office:value-type="string">
            <text:p text:style-name="No_20_Spacing"><text:span text:style-name="Default_20_Paragraph_20_Font"><text:span text:style-name="T11">Evaluate each</text:span></text:span><text:span text:style-name="apple-converted-space"><text:span text:style-name="T11"> </text:span></text:span><text:span text:style-name="HTML_20_Variable"><text:span text:style-name="T13">c</text:span></text:span><text:span text:style-name="HTML_20_Variable"><text:span text:style-name="T11">N</text:span></text:span><text:span text:style-name="Default_20_Paragraph_20_Font"><text:span text:style-name="T11">; substitute the first non-empty expansion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nd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3" office:value-type="string">
            <text:p text:style-name="No_20_Spacing"><text:span text:style-name="Default_20_Paragraph_20_Font"><text:span text:style-name="T11">Evaluate each</text:span></text:span><text:span text:style-name="HTML_20_Variable"><text:span text:style-name="T11"> </text:span></text:span><text:span text:style-name="HTML_20_Variable"><text:span text:style-name="T13">c</text:span></text:span><text:span text:style-name="HTML_20_Variable"><text:span text:style-name="T11">N</text:span></text:span><text:span text:style-name="Default_20_Paragraph_20_Font"><text:span text:style-name="T11">; if any is empty substitution is empty. Expansion of the last</text:span></text:span><text:span text:style-name="apple-converted-space"><text:span text:style-name="T11"> </text:span></text:span><text:span text:style-name="HTML_20_Variable"><text:span text:style-name="T11">condition otherwis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call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p</text:span></text:span><text:span text:style-name="Default_20_Paragraph_20_Font"><text:span text:style-name="T5">,…)</text:span></text:span></text:p>
          </table:table-cell>
          <table:table-cell table:style-name="Table3.B34" office:value-type="string">
            <text:p text:style-name="No_20_Spacing"><text:span text:style-name="Default_20_Paragraph_20_Font"><text:span text:style-name="T11">Evaluates </text:span></text:span><text:span text:style-name="HTML_20_Variable"><text:span text:style-name="T13">v</text:span></text:span><text:span text:style-name="apple-converted-space"><text:span text:style-name="T11"> </text:span></text:span><text:span text:style-name="Default_20_Paragraph_20_Font"><text:span text:style-name="T11">replacing any references to</text:span></text:span><text:span text:style-name="apple-converted-space"><text:span text:style-name="T11"> </text:span></text:span><text:span text:style-name="HTML_20_Code"><text:span text:style-name="T11">$(1)</text:span></text:span><text:span text:style-name="Default_20_Paragraph_20_Font"><text:span text:style-name="T11">,</text:span></text:span><text:span text:style-name="apple-converted-space"><text:span text:style-name="T11"> </text:span></text:span><text:span text:style-name="HTML_20_Code"><text:span text:style-name="T11">$(2)</text:span></text:span><text:span text:style-name="apple-converted-space"><text:span text:style-name="T11"> </text:span></text:span><text:span text:style-name="Default_20_Paragraph_20_Font"><text:span text:style-name="T11">with the first, second, etc.</text:span></text:span><text:span text:style-name="apple-converted-space"><text:span text:style-name="T11"> </text:span></text:span><text:span text:style-name="HTML_20_Variable"><text:span text:style-name="T13">p</text:span></text:span><text:span text:style-name="apple-converted-space"><text:span text:style-name="T13"> </text:span></text:span><text:span text:style-name="Default_20_Paragraph_20_Font"><text:span text:style-name="T11">value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val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5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1"> and</text:span></text:span><text:span text:style-name="Default_20_Paragraph_20_Font"><text:span text:style-name="T11"> read the results as makefile comman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e</text:span></text:span><text:span text:style-name="apple-converted-space"><text:span text:style-name="T5"> </text:span></text:span><text:span text:style-name="HTML_20_Variable"><text:span text:style-name="T5">op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6" office:value-type="string">
            <text:p text:style-name="No_20_Spacing"><text:span text:style-name="Default_20_Paragraph_20_Font"><text:span text:style-name="T11">Open the file</text:span></text:span><text:span text:style-name="apple-converted-space"><text:span text:style-name="T11"> </text:span></text:span><text:span text:style-name="HTML_20_Variable"><text:span text:style-name="T13">f</text:span></text:span><text:span text:style-name="apple-converted-space"><text:span text:style-name="T11"> </text:span></text:span><text:span text:style-name="Default_20_Paragraph_20_Font"><text:span text:style-name="T11">using mode</text:span></text:span><text:span text:style-name="apple-converted-space"><text:span text:style-name="T11"> </text:span></text:span><text:span text:style-name="HTML_20_Variable"><text:span text:style-name="T13">op</text:span></text:span><text:span text:style-name="apple-converted-space"><text:span text:style-name="T11"> </text:span></text:span><text:span text:style-name="Default_20_Paragraph_20_Font"><text:span text:style-name="T11">and write</text:span></text:span><text:span text:style-name="apple-converted-space"><text:span text:style-name="T11"> </text:span></text:span><text:span text:style-name="HTML_20_Variable"><text:span text:style-name="T13">t</text:span></text:span><text:span text:style-name="apple-converted-space"><text:span text:style-name="T11"> </text:span></text:span><text:span text:style-name="Default_20_Paragraph_20_Font"><text:span text:style-name="T11">to that fil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value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37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3">v</text:span></text:span><text:span text:style-name="Default_20_Paragraph_20_Font"><text:span text:style-name="T11">, with no expansion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1"><text:span text:style-name="Default_20_Paragraph_20_Font"><text:span text:style-name="T4">Automatic variables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">$@</text:p>
          </table:table-cell>
          <table:table-cell table:style-name="Table4.A2" office:value-type="string">
            <text:p text:style-name="No_20_Spacing"><text:span text:style-name="Default_20_Paragraph_20_Font"><text:span text:style-name="T5">$(@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@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Name of the target</text:span></text:span></text:p>
          </table:table-cell>
        </table:table-row>
        <table:table-row>
          <table:table-cell table:style-name="Table4.A2" office:value-type="string">
            <text:p text:style-name="P3">$%</text:p>
          </table:table-cell>
          <table:table-cell table:style-name="Table4.A2" office:value-type="string">
            <text:p text:style-name="No_20_Spacing"><text:span text:style-name="Default_20_Paragraph_20_Font"><text:span text:style-name="T5">$(%D)</text:span></text:span></text:p>
          </table:table-cell>
          <table:table-cell table:style-name="Table4.A2" office:value-type="string">
            <text:p text:style-name="P3">$(%F)</text:p>
          </table:table-cell>
          <table:table-cell table:style-name="Table4.D2" office:value-type="string">
            <text:p text:style-name="No_20_Spacing"><text:span text:style-name="Default_20_Paragraph_20_Font"><text:span text:style-name="T11">Target member name, when target is an archive member</text:span></text:span></text:p>
          </table:table-cell>
        </table:table-row>
        <table:table-row>
          <table:table-cell table:style-name="Table4.A2" office:value-type="string">
            <text:p text:style-name="P3">$&lt;</text:p>
          </table:table-cell>
          <table:table-cell table:style-name="Table4.A2" office:value-type="string">
            <text:p text:style-name="No_20_Spacing"><text:span text:style-name="Default_20_Paragraph_20_Font"><text:span text:style-name="T5">$(&lt;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&lt;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First prerequisite</text:span></text:span></text:p>
          </table:table-cell>
        </table:table-row>
        <table:table-row>
          <table:table-cell table:style-name="Table4.A2" office:value-type="string">
            <text:p text:style-name="P3">$?</text:p>
          </table:table-cell>
          <table:table-cell table:style-name="Table4.A2" office:value-type="string">
            <text:p text:style-name="No_20_Spacing"><text:span text:style-name="Default_20_Paragraph_20_Font"><text:span text:style-name="T5">$(?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?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Prerequisites newer than the target</text:span></text:span></text:p>
          </table:table-cell>
        </table:table-row>
        <table:table-row>
          <table:table-cell table:style-name="Table4.A2" office:value-type="string">
            <text:p text:style-name="P3">$^</text:p>
            <text:p text:style-name="P3">$+</text:p>
          </table:table-cell>
          <table:table-cell table:style-name="Table4.A2" office:value-type="string">
            <text:p text:style-name="P3">$(^D)</text:p>
            <text:p text:style-name="P3">$(+D)</text:p>
          </table:table-cell>
          <table:table-cell table:style-name="Table4.A2" office:value-type="string">
            <text:p text:style-name="No_20_Spacing"><text:span text:style-name="Default_20_Paragraph_20_Font"><text:span text:style-name="T5">$(^F)</text:span></text:span></text:p>
            <text:p text:style-name="No_20_Spacing"><text:span text:style-name="Default_20_Paragraph_20_Font"><text:span text:style-name="T5">$(+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Names of all the prerequisites, with spaces between them. </text:span></text:span><text:span text:style-name="HTML_20_Code"><text:span text:style-name="T11">$^</text:span></text:span><text:span text:style-name="apple-converted-space"><text:span text:style-name="T11"> </text:span></text:span><text:span text:style-name="Default_20_Paragraph_20_Font"><text:span text:style-name="T11">omits duplicates</text:span></text:span></text:p>
          </table:table-cell>
        </table:table-row>
        <table:table-row>
          <table:table-cell table:style-name="Table4.A2" office:value-type="string">
            <text:p text:style-name="P3">$*</text:p>
          </table:table-cell>
          <table:table-cell table:style-name="Table4.A2" office:value-type="string">
            <text:p text:style-name="No_20_Spacing"><text:span text:style-name="Default_20_Paragraph_20_Font"><text:span text:style-name="T5">$(*D)</text:span></text:span></text:p>
          </table:table-cell>
          <table:table-cell table:style-name="Table4.A2" office:value-type="string">
            <text:p text:style-name="No_20_Spacing"><text:span text:style-name="Default_20_Paragraph_20_Font"><text:span text:style-name="T5">$(*F)</text:span></text:span></text:p>
          </table:table-cell>
          <table:table-cell table:style-name="Table4.D2" office:value-type="string">
            <text:p text:style-name="No_20_Spacing"><text:span text:style-name="Default_20_Paragraph_20_Font"><text:span text:style-name="T11">Implicit rule stem</text:span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<text:span text:style-name="Default_20_Paragraph_20_Font"><text:span text:style-name="T3">Special targets (T: As target, P: As prerequisite)</text:span></text:span></text:p>
          </table:table-cell>
          <table:covered-table-cell/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PHON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</text:span></text:span><text:span text:style-name="HTML_20_Code"><text:span text:style-name="T11"> make</text:span></text:span><text:span text:style-name="Default_20_Paragraph_20_Font"><text:span text:style-name="T11"> runs it’s prereq. unconditionally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SUFFIXE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list of suffixes used in checking for suffix ru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DEFAULT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Used for any target for which no rules are foun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PRECIOU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and intermediate files are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INTERMEDIATE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reated as intermediate fi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SECONDAR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is intermediate but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SECONDEXPANSION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prerequisites expand twice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DELETE_ON_ERROR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delete the target of a rule if it has changed and its recipe exits with a nonzero exit status</text:span></text:span></text:p>
          </table:table-cell>
        </table:table-row>
        <table:table-row>
          <table:table-cell table:style-name="Table5.A2" office:value-type="string">
            <text:p text:style-name="P3">.IGNORE</text:p>
          </table:table-cell>
          <table:table-cell table:style-name="Table5.B2" office:value-type="string">
            <text:p text:style-name="No_20_Spacing"><text:span text:style-name="Default_20_Paragraph_20_Font"><text:span text:style-name="T11">P: Ignore errors</text:span></text:span></text:p>
            <text:p text:style-name="No_20_Spacing"><text:span text:style-name="Default_20_Paragraph_20_Font"><text:span text:style-name="T11">T: Ignore all errors</text:span></text:span></text:p>
          </table:table-cell>
        </table:table-row>
        <table:table-row>
          <table:table-cell table:style-name="Table5.A2" office:value-type="string">
            <text:p text:style-name="P4">.LOW_RESOLUTION_TIME</text:p>
          </table:table-cell>
          <table:table-cell table:style-name="Table5.B2" office:value-type="string">
            <text:p text:style-name="No_20_Spacing"><text:span text:style-name="Default_20_Paragraph_20_Font"><text:span text:style-name="T11">P: Considered as generates low resolution time stamps</text:span></text:span></text:p>
          </table:table-cell>
        </table:table-row>
        <table:table-row>
          <table:table-cell table:style-name="Table5.A2" office:value-type="string">
            <text:p text:style-name="P3">.SILENT</text:p>
          </table:table-cell>
          <table:table-cell table:style-name="Table5.B2" office:value-type="string">
            <text:p text:style-name="No_20_Spacing"><text:span text:style-name="Default_20_Paragraph_20_Font"><text:span text:style-name="T11">P: Muted</text:span></text:span></text:p>
            <text:p text:style-name="No_20_Spacing"><text:span text:style-name="Default_20_Paragraph_20_Font"><text:span text:style-name="T11">T: Mute all</text:span></text:span></text:p>
          </table:table-cell>
        </table:table-row>
        <table:table-row>
          <table:table-cell table:style-name="Table5.A2" office:value-type="string">
            <text:p text:style-name="P4">.EXPORT_ALL_VARIABLES</text:p>
          </table:table-cell>
          <table:table-cell table:style-name="Table5.B2" office:value-type="string">
            <text:p text:style-name="No_20_Spacing"><text:span text:style-name="Default_20_Paragraph_20_Font"><text:span text:style-name="T11">T: as export</text:span></text:span></text:p>
          </table:table-cell>
        </table:table-row>
        <table:table-row>
          <table:table-cell table:style-name="Table5.A2" office:value-type="string">
            <text:p text:style-name="P4">.NOTPARALLEL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run serially</text:span></text:span></text:p>
          </table:table-cell>
        </table:table-row>
        <table:table-row>
          <table:table-cell table:style-name="Table5.A2" office:value-type="string">
            <text:p text:style-name="P3">.ONESHELL</text:p>
          </table:table-cell>
          <table:table-cell table:style-name="Table5.B2" office:value-type="string">
            <text:p text:style-name="P6">As target: All lines of a recipe runs on one shell</text:p>
          </table:table-cell>
        </table:table-row>
        <table:table-row>
          <table:table-cell table:style-name="Table5.A2" office:value-type="string">
            <text:p text:style-name="P3">.POSIX</text:p>
          </table:table-cell>
          <table:table-cell table:style-name="Table5.B2" office:value-type="string">
            <text:p text:style-name="No_20_Spacing"><text:span text:style-name="Default_20_Paragraph_20_Font"><text:span text:style-name="T11">As target: makefile will be parsed and run in POSIX-conforming mode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0">Special variables</text:p>
          </table:table-cell>
          <table:covered-table-cell/>
        </table:table-row>
        <table:table-row>
          <table:table-cell table:style-name="Table6.A2" office:value-type="string">
            <text:p text:style-name="P3">MAKEFILE_LIST</text:p>
          </table:table-cell>
          <table:table-cell table:style-name="Table6.B2" office:value-type="string">
            <text:p text:style-name="P6">List of parsed makefiles</text:p>
          </table:table-cell>
        </table:table-row>
        <table:table-row>
          <table:table-cell table:style-name="Table6.A2" office:value-type="string">
            <text:p text:style-name="P3">.DEFAULT_GOAL</text:p>
          </table:table-cell>
          <table:table-cell table:style-name="Table6.B2" office:value-type="string">
            <text:p text:style-name="P6">Defines the default target (instead the first)</text:p>
          </table:table-cell>
        </table:table-row>
        <table:table-row>
          <table:table-cell table:style-name="Table6.A2" office:value-type="string">
            <text:p text:style-name="P3">MAKE_RESTARTS</text:p>
          </table:table-cell>
          <table:table-cell table:style-name="Table6.B2" office:value-type="string">
            <text:p text:style-name="P6">Number of restarts</text:p>
          </table:table-cell>
        </table:table-row>
        <table:table-row>
          <table:table-cell table:style-name="Table6.A2" office:value-type="string">
            <text:p text:style-name="P3">MAKE_TERMOUT</text:p>
          </table:table-cell>
          <table:table-cell table:style-name="Table6.B2" office:value-type="string">
            <text:p text:style-name="P6">stdout terminal</text:p>
          </table:table-cell>
        </table:table-row>
        <table:table-row>
          <table:table-cell table:style-name="Table6.A2" office:value-type="string">
            <text:p text:style-name="P3">MAKE_TERMERR</text:p>
          </table:table-cell>
          <table:table-cell table:style-name="Table6.B2" office:value-type="string">
            <text:p text:style-name="P6">stderr terminal</text:p>
          </table:table-cell>
        </table:table-row>
        <table:table-row>
          <table:table-cell table:style-name="Table6.A2" office:value-type="string">
            <text:p text:style-name="P3">.RECIPEPREFIX</text:p>
          </table:table-cell>
          <table:table-cell table:style-name="Table6.B2" office:value-type="string">
            <text:p text:style-name="P6">Recipe prefix instead of tab</text:p>
          </table:table-cell>
        </table:table-row>
        <table:table-row>
          <table:table-cell table:style-name="Table6.A2" office:value-type="string">
            <text:p text:style-name="P3">.VARIABLES</text:p>
          </table:table-cell>
          <table:table-cell table:style-name="Table6.B2" office:value-type="string">
            <text:p text:style-name="P6">List of global variable names (Read only)</text:p>
          </table:table-cell>
        </table:table-row>
        <table:table-row>
          <table:table-cell table:style-name="Table6.A2" office:value-type="string">
            <text:p text:style-name="P3">.FEATURES</text:p>
          </table:table-cell>
          <table:table-cell table:style-name="Table6.B2" office:value-type="string">
            <text:p text:style-name="P6">List of features (Read only)</text:p>
          </table:table-cell>
        </table:table-row>
        <table:table-row>
          <table:table-cell table:style-name="Table6.A2" office:value-type="string">
            <text:p text:style-name="P3">.INCLUDE_DIRS</text:p>
          </table:table-cell>
          <table:table-cell table:style-name="Table6.B2" office:value-type="string">
            <text:p text:style-name="P6">Makefiles directories inclusion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FILES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Makefiles to be rea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VPATH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Directory search path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System default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(MS-DOS only)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ame with which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invoke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_VERSION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Version number of the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program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_HOST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Host that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built to run on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LEVE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umber of levels of recursion</text:span></text:span></text:p>
          </table:table-cell>
        </table:table-row>
        <table:table-row>
          <table:table-cell table:style-name="Table6.A2" office:value-type="string">
            <text:p text:style-name="P4">MAKEFLAGS</text:p>
          </table:table-cell>
          <table:table-cell table:style-name="Table6.B2" office:value-type="string">
            <text:p text:style-name="No_20_Spacing"><text:span text:style-name="Default_20_Paragraph_20_Font"><text:span text:style-name="T11">Flag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GNUMAKEFLAGS</text:p>
          </table:table-cell>
          <table:table-cell table:style-name="Table6.B2" office:value-type="string">
            <text:p text:style-name="No_20_Spacing"><text:span text:style-name="Default_20_Paragraph_20_Font"><text:span text:style-name="T11">Other flags parsed by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MAKECMDGOALS</text:p>
          </table:table-cell>
          <table:table-cell table:style-name="Table6.B2" office:value-type="string">
            <text:p text:style-name="No_20_Spacing"><text:span text:style-name="Default_20_Paragraph_20_Font"><text:span text:style-name="T11">Target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CURDIR</text:p>
          </table:table-cell>
          <table:table-cell table:style-name="Table6.B2" office:value-type="string">
            <text:p text:style-name="No_20_Spacing"><text:span text:style-name="Default_20_Paragraph_20_Font"><text:span text:style-name="T11">Absolute pathname of the CWD</text:span></text:span></text:p>
          </table:table-cell>
        </table:table-row>
        <table:table-row>
          <table:table-cell table:style-name="Table6.A2" office:value-type="string">
            <text:p text:style-name="P4">SUFFIXES</text:p>
          </table:table-cell>
          <table:table-cell table:style-name="Table6.B2" office:value-type="string">
            <text:p text:style-name="No_20_Spacing"><text:span text:style-name="Default_20_Paragraph_20_Font"><text:span text:style-name="T11">Suffixes before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.LIBPATTERNS</text:p>
          </table:table-cell>
          <table:table-cell table:style-name="Table6.B2" office:value-type="string">
            <text:p text:style-name="No_20_Spacing"><text:span text:style-name="Default_20_Paragraph_20_Font"><text:span text:style-name="T11">Naming of the libraries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searches for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0">Rules and prerequisites</text:p>
          </table:table-cell>
          <table:covered-table-cell/>
        </table:table-row>
        <table:table-row>
          <table:table-cell table:style-name="Table7.A2" office:value-type="string">
            <text:p text:style-name="P3">&lt;pf&gt;%&lt;sf&gt;: p… | oop…</text:p>
            <text:p text:style-name="No_20_Spacing"><text:span text:style-name="Default_20_Paragraph_20_Font"><text:span text:style-name="T5"><text:s text:c="4"/>recipes…</text:span></text:span></text:p>
          </table:table-cell>
          <table:table-cell table:style-name="Table7.B2" office:value-type="string">
            <text:p text:style-name="No_20_Spacing"><text:span text:style-name="Default_20_Paragraph_20_Font"><text:span text:style-name="T11">Implicit rule. Matching of % <text:s/>is called stem.</text:span></text:span></text:p>
          </table:table-cell>
        </table:table-row>
        <table:table-row>
          <table:table-cell table:style-name="Table7.A2" office:value-type="string">
            <text:p text:style-name="P3">target: p… | oop…</text:p>
            <text:p text:style-name="P3"><text:s text:c="4"/>recipes…</text:p>
          </table:table-cell>
          <table:table-cell table:style-name="Table7.B2" office:value-type="string">
            <text:p text:style-name="P6">Explicit rule.</text:p>
          </table:table-cell>
        </table:table-row>
        <table:table-row>
          <table:table-cell table:style-name="Table7.A2" office:value-type="string">
            <text:p text:style-name="P3">t: p | oop…</text:p>
            <text:p text:style-name="P3"><text:s text:c="4"/>r…</text:p>
          </table:table-cell>
          <table:table-cell table:style-name="Table7.B2" office:value-type="string">
            <text:p text:style-name="No_20_Spacing"><text:span text:style-name="Default_20_Paragraph_20_Font"><text:span text:style-name="T11">oop: Order only prerequisites will not update the target.</text:span></text:span></text:p>
          </table:table-cell>
        </table:table-row>
        <table:table-row>
          <table:table-cell table:style-name="Table7.A2" office:value-type="string">
            <text:p text:style-name="No_20_Spacing"><text:span text:style-name="Default_20_Paragraph_20_Font"><text:span text:style-name="T5">target-pat: var-assign</text:span></text:span></text:p>
          </table:table-cell>
          <table:table-cell table:style-name="Table7.B2" office:value-type="string">
            <text:p text:style-name="P6">Target/pattern specific variabl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MP2" style:family="paragraph" style:parent-style-name="No_20_Spacing">
      <style:paragraph-properties fo:text-align="center" style:justify-single-word="false"/>
      <style:text-properties officeooo:paragraph-rsid="00189bf0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15in" fo:margin-bottom="0.15in" fo:margin-left="0.15in" fo:margin-right="0.15in" fo:background-color="transparent" style:writing-mode="lr-tb" style:footnote-max-height="0in">
        <style:background-image/>
        <style:columns fo:column-count="3" fo:column-gap="0.15in">
          <style:column style:rel-width="21845*" fo:start-indent="0in" fo:end-indent="0.0752in"/>
          <style:column style:rel-width="21845*" fo:start-indent="0.0752in" fo:end-indent="0.0752in"/>
          <style:column style:rel-width="21845*" fo:start-indent="0.0752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GNU make <text:span text:style-name="MT1">cheat-sheet </text:span>0.1</text:p>
        <text:p text:style-name="MP2"><text:a xlink:type="simple" xlink:href="mailto:contact@eduardolezcano.com" office:target-frame-name="_top" xlink:show="replace"><text:span text:style-name="MT2">contact@eduardolezcano.com</text:span></text:a><text:span text:style-name="Default_20_Paragraph_20_Font"><text:span text:style-name="MT2"> – edupo@github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Eduardo Lezcano</meta:initial-creator>
    <meta:creation-date>2016-06-07T09:55:00Z</meta:creation-date>
    <dc:date>2016-09-02T11:46:17.416508559</dc:date>
    <meta:editing-cycles>9</meta:editing-cycles>
    <meta:editing-duration>PT1H47S</meta:editing-duration>
    <meta:document-statistic meta:table-count="7" meta:image-count="0" meta:object-count="0" meta:page-count="1" meta:paragraph-count="238" meta:word-count="827" meta:character-count="5089" meta:non-whitespace-character-count="4481"/>
    <meta:template xlink:type="simple" xlink:actuate="onRequest" xlink:title="" xlink:href="Normal.dotm"/>
  </office:meta>
</office:document-meta>
</file>